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6d0" officeooo:paragraph-rsid="0018c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0:23:32.923829365</meta:creation-date>
    <meta:generator>LibreOffice/6.0.7.3$Linux_X86_64 LibreOffice_project/00m0$Build-3</meta:generator>
    <dc:date>2021-02-02T10:44:28.260456098</dc:date>
    <meta:editing-duration>PT20M55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